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fo:font-weight="bold" officeooo:rsid="001ad217" officeooo:paragraph-rsid="001ad217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style:font-name="Chandas" fo:font-size="14pt" fo:font-weight="normal" officeooo:rsid="001ad217" officeooo:paragraph-rsid="001ad21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00%"/>
      <style:text-properties style:font-name="Chandas" fo:font-size="14pt" fo:font-weight="normal" officeooo:rsid="001ad217" officeooo:paragraph-rsid="001c34f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00%"/>
      <style:text-properties style:font-name="Chandas" fo:font-size="14pt" fo:font-weight="normal" officeooo:rsid="001ad217" officeooo:paragraph-rsid="001dd60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style:font-name="Chandas" fo:font-size="14pt" fo:font-weight="normal" officeooo:rsid="001ad217" officeooo:paragraph-rsid="001fc2f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00%"/>
      <style:text-properties style:font-name="Chandas" fo:font-size="14pt" fo:font-weight="normal" officeooo:rsid="001c3829" officeooo:paragraph-rsid="001c3829" style:font-size-asian="12.25pt" style:font-weight-asian="normal" style:font-size-complex="14pt" style:font-weight-complex="normal"/>
    </style:style>
    <style:style style:name="T1" style:family="text">
      <style:text-properties officeooo:rsid="001c34f2"/>
    </style:style>
    <style:style style:name="T2" style:family="text">
      <style:text-properties officeooo:rsid="001dd60c"/>
    </style:style>
    <style:style style:name="T3" style:family="text">
      <style:text-properties fo:font-size="12pt" officeooo:rsid="00214bc1" style:font-size-asian="10.5pt" style:font-size-complex="12pt"/>
    </style:style>
    <style:style style:name="T4" style:family="text">
      <style:text-properties fo:font-size="12pt" fo:font-weight="normal" officeooo:rsid="00214bc1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on Presentation<text:tab/><text:tab/> <text:s text:c="4"/><text:tab/><text:span text:style-name="T4">April 2020, Norbert Schreiber</text:span></text:p>
      <text:p text:style-name="P2">I try to build Performance Controller (PerCon). I learned my first program language in the 1970 with a kind of „assembler“. The language was to use very serial. Since 2 month I work with python and if you read the script you‘ll see that there‘s a lot of potential for improvement. So please, be </text:p>
      <text:p text:style-name="P2">generous. And, I think it could be a good example for <text:span text:style-name="T2">t</text:span>eamwork, if evrerybody with ideas helps to make it ready.</text:p>
      <text:p text:style-name="P2"/>
      <text:p text:style-name="P3">PerCon <text:span text:style-name="T2">is gig-orientated and plays background-files (wav, mp3), </text:span>send<text:span text:style-name="T1">s</text:span> single events, can toggle between C<text:span text:style-name="T1">C</text:span>s and notes or chords. It can <text:span text:style-name="T1">momentary switches, program-changes, flip between channels, SysEx-Data (in any lenght) and it can send a chord-progressions. All that will be edited in an Excel-Sheet. And all that works, but to slow ;-( for using on a gig. And another point is, that not all situations are save. Sometimes the program stops with errors.</text:span></text:p>
      <text:p text:style-name="P6">PerCon works with 10 knobs. I use 4 Fingerknobs and 6 footswitches to control the system. The response works with small sounds, so you do not need a monitor. <text:span text:style-name="T2">But if you‘re at </text:span><text:soft-page-break/><text:span text:style-name="T2">home you can use SSH and VNC to see additional comments on the screen.</text:span></text:p>
      <text:p text:style-name="P4"><text:span text:style-name="T1">Future subjects can be parallel sending of audio and midi (to send midi-commands) or block-sending of commands with one knob. <text:s text:c="4"/></text:span></text:p>
      <text:p text:style-name="P4"/>
      <text:p text:style-name="P5"><text:span text:style-name="T2">I‘ve made a folder with all needet files and informations and I would be glad to read your comments. There is also a document with questions I have to solve. </text:span></text:p>
      <text:p text:style-name="P5"/>
      <text:p text:style-name="P5"><text:span text:style-name="T2">It‘s Version No #0. And there‘s a lot to do. So feel free to work with it and make it better 8-)</text:span></text:p>
      <text:p text:style-name="P4"/>
      <text:p text:style-name="P4"><text:span text:style-name="T2">Regards</text:span></text:p>
      <text:p text:style-name="P4"><text:span text:style-name="T2">Norbert 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39:47.597343965</meta:creation-date>
    <meta:generator>LibreOffice/6.0.7.3$Linux_X86_64 LibreOffice_project/00m0$Build-3</meta:generator>
    <dc:date>2020-04-14T18:20:21.782271248</dc:date>
    <meta:editing-duration>PT6M29S</meta:editing-duration>
    <meta:editing-cycles>3</meta:editing-cycles>
    <meta:document-statistic meta:table-count="0" meta:image-count="0" meta:object-count="0" meta:page-count="2" meta:paragraph-count="10" meta:word-count="276" meta:character-count="1565" meta:non-whitespace-character-count="1282"/>
  </office:meta>
</office:document-meta>
</file>